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25-02-1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24-02-22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21-03-0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20-02-12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19-02-27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18-0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17-02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1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1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1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0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0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199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199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198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198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198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198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197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196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402</text:p>
          </table:table-cell>
          <table:table-cell office:value-type="string" calcext:value-type="string">
            <text:p>Winkler County Country Club</text:p>
          </table:table-cell>
          <table:table-cell office:value-type="string" calcext:value-type="string">
            <text:p>196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